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8.9cm" svg:y1="4cm" svg:x2="10.8cm" svg:y2="4cm">
          <text:p/>
        </draw:line>
        <draw:line draw:style-name="gr1" draw:text-style-name="P1" draw:layer="layout" svg:x1="2.7cm" svg:y1="2.2cm" svg:x2="5.3cm" svg:y2="3.4cm">
          <text:p/>
        </draw:line>
        <draw:line draw:style-name="gr1" draw:text-style-name="P1" draw:layer="layout" svg:x1="2.8cm" svg:y1="6.3cm" svg:x2="5.4cm" svg:y2="5.2cm">
          <text:p/>
        </draw:line>
        <draw:frame draw:style-name="gr2" draw:text-style-name="P2" draw:layer="layout" svg:width="4.1cm" svg:height="2cm" svg:x="16.2cm" svg:y="4.3cm">
          <draw:text-box>
            <text:p><text:span text:style-name="T1">(a+b)*c</text:span></text:p>
          </draw:text-box>
        </draw:frame>
        <draw:frame draw:style-name="gr3" draw:text-style-name="P2" draw:layer="layout" svg:width="2.1cm" svg:height="1cm" svg:x="1.6cm" svg:y="1.8cm">
          <draw:text-box>
            <text:p><text:span text:style-name="T1"><text:s/></text:span><text:span text:style-name="T1">a</text:span></text:p>
          </draw:text-box>
        </draw:frame>
        <draw:frame draw:style-name="gr4" draw:text-style-name="P2" draw:layer="layout" svg:width="2cm" svg:height="1.521cm" svg:x="1.9cm" svg:y="5.979cm">
          <draw:text-box>
            <text:p><text:span text:style-name="T1">b</text:span></text:p>
          </draw:text-box>
        </draw:frame>
        <draw:frame draw:style-name="gr5" draw:text-style-name="P4" draw:layer="layout" svg:width="1.6cm" svg:height="1.256cm" svg:x="4.8cm" svg:y="3cm">
          <draw:text-box>
            <text:p text:style-name="P3"><text:span text:style-name="T2">x</text:span></text:p>
          </draw:text-box>
        </draw:frame>
        <draw:frame draw:style-name="gr5" draw:text-style-name="P4" draw:layer="layout" svg:width="1.6cm" svg:height="1.256cm" svg:x="4.9cm" svg:y="4.544cm">
          <draw:text-box>
            <text:p text:style-name="P3"><text:span text:style-name="T2">y</text:span></text:p>
          </draw:text-box>
        </draw:frame>
        <draw:custom-shape draw:style-name="gr6" draw:text-style-name="P6" draw:layer="layout" svg:width="3.8cm" svg:height="3.809cm" svg:x="5.1cm" svg:y="2.191cm">
          <text:p text:style-name="P5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4.7cm" svg:x2="16.3cm" svg:y2="4.7cm">
          <text:p/>
        </draw:line>
        <draw:line draw:style-name="gr1" draw:text-style-name="P1" draw:layer="layout" svg:x1="8.3cm" svg:y1="7cm" svg:x2="10.9cm" svg:y2="5.9cm">
          <text:p/>
        </draw:line>
        <draw:frame draw:style-name="gr4" draw:text-style-name="P2" draw:layer="layout" svg:width="2cm" svg:height="1.521cm" svg:x="7.4cm" svg:y="6.679cm">
          <draw:text-box>
            <text:p><text:span text:style-name="T1">c</text:span></text:p>
          </draw:text-box>
        </draw:frame>
        <draw:frame draw:style-name="gr5" draw:text-style-name="P4" draw:layer="layout" svg:width="1.6cm" svg:height="1.256cm" svg:x="10.3cm" svg:y="3.7cm">
          <draw:text-box>
            <text:p text:style-name="P3"><text:span text:style-name="T2">x</text:span></text:p>
          </draw:text-box>
        </draw:frame>
        <draw:frame draw:style-name="gr5" draw:text-style-name="P4" draw:layer="layout" svg:width="1.6cm" svg:height="1.256cm" svg:x="10.4cm" svg:y="5.244cm">
          <draw:text-box>
            <text:p text:style-name="P3"><text:span text:style-name="T2">y</text:span></text:p>
          </draw:text-box>
        </draw:frame>
        <draw:custom-shape draw:style-name="gr6" draw:text-style-name="P6" draw:layer="layout" svg:width="3.8cm" svg:height="3.809cm" svg:x="10.6cm" svg:y="2.891cm">
          <text:p text:style-name="P5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40:07.942131565</dc:date>
    <meta:editing-duration>PT25M3S</meta:editing-duration>
    <meta:editing-cycles>21</meta:editing-cycles>
    <meta:generator>LibreOffice/6.4.5.2$Linux_X86_64 LibreOffice_project/40$Build-2</meta:generator>
    <meta:document-statistic meta:object-count="15"/>
  </office:meta>
</office:document-meta>
</file>